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6.2611in" fo:margin-left="0in" fo:margin-top="0in" fo:margin-bottom="0in" table:align="left" style:writing-mode="lr-tb"/>
    </style:style>
    <style:style style:name="Table1.A" style:family="table-column">
      <style:table-column-properties style:column-width="0.3896in"/>
    </style:style>
    <style:style style:name="Table1.B" style:family="table-column">
      <style:table-column-properties style:column-width="2.8549in"/>
    </style:style>
    <style:style style:name="Table1.C" style:family="table-column">
      <style:table-column-properties style:column-width="3.0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611in" fo:margin-left="0in" fo:margin-top="0in" fo:margin-bottom="0in" table:align="left" style:writing-mode="lr-tb"/>
    </style:style>
    <style:style style:name="Table2.A" style:family="table-column">
      <style:table-column-properties style:column-width="0.3688in"/>
    </style:style>
    <style:style style:name="Table2.B" style:family="table-column">
      <style:table-column-properties style:column-width="1.2146in"/>
    </style:style>
    <style:style style:name="Table2.C" style:family="table-column">
      <style:table-column-properties style:column-width="1.8583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1.736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line-height="115%">
        <style:tab-stops>
          <style:tab-stop style:position="4.3311in"/>
        </style:tab-stops>
      </style:paragraph-properties>
    </style:style>
    <style:style style:name="P2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style:font-name-complex="Times New Roman1"/>
    </style:style>
    <style:style style:name="P3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15%"/>
    </style:style>
    <style:style style:name="P5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13" style:family="paragraph" style:parent-style-name="Standard" style:master-page-name="Standard">
      <style:paragraph-properties fo:margin-top="0in" fo:margin-bottom="0in" loext:contextual-spacing="false" fo:line-height="115%" fo:text-align="end" style:justify-single-word="false" style:page-number="auto"/>
      <style:text-properties style:font-name="Times New Roman" fo:font-size="9pt" style:font-size-asian="9pt" style:font-name-complex="Times New Roman1" style:font-size-complex="8pt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15%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2pt" fo:font-style="italic" fo:font-weight="bold" fo:background-color="#ffff00" style:font-size-asian="12pt" style:font-style-asian="italic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15%"/>
      <style:text-properties style:font-name="Times New Roman" fo:font-size="12pt" fo:background-color="#ffff00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officeooo:rsid="00045404" officeooo:paragraph-rsid="00045404" fo:background-color="#ffff00" style:font-size-asian="12pt" style:font-name-complex="Times New Roman1" style:font-weight-complex="bold"/>
    </style:style>
    <style:style style:name="P23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 New Roman" fo:font-size="12pt" officeooo:rsid="00045404" officeooo:paragraph-rsid="00045404" fo:background-color="#ffff00" style:font-size-asian="12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  <style:text-properties style:font-name="TimesNewRomanPSMT" fo:font-size="12pt" style:font-size-asian="12pt" style:font-name-complex="TimesNewRomanPSMT1" style:font-size-complex="12pt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TimesNewRomanPSMT" fo:font-size="12pt" style:font-size-asian="12pt" style:font-name-complex="TimesNewRomanPSMT1" style:font-size-complex="12pt"/>
    </style:style>
    <style:style style:name="P26" style:family="paragraph" style:parent-style-name="Standard">
      <style:paragraph-properties fo:margin-top="0in" fo:margin-bottom="0in" loext:contextual-spacing="false" fo:line-height="115%"/>
      <style:text-properties style:font-name="TimesNewRomanPSMT" fo:font-size="12pt" fo:background-color="#ffff00" style:font-size-asian="12pt" style:font-name-complex="TimesNewRomanPSMT1" style:font-size-complex="12pt"/>
    </style:style>
    <style:style style:name="P27" style:family="paragraph" style:parent-style-name="Standard">
      <style:paragraph-properties fo:margin-top="0in" fo:margin-bottom="0in" loext:contextual-spacing="false" fo:line-height="115%"/>
      <style:text-properties style:font-name="TimesNewRomanPSMT" fo:font-size="10pt" style:font-size-asian="10pt" style:font-name-complex="TimesNewRomanPSMT1" style:font-size-complex="10pt"/>
    </style:style>
    <style:style style:name="P28" style:family="paragraph" style:parent-style-name="Standard">
      <style:paragraph-properties fo:margin-top="0in" fo:margin-bottom="0in" loext:contextual-spacing="false" fo:line-height="115%">
        <style:tab-stops>
          <style:tab-stop style:position="4.3311in"/>
        </style:tab-stops>
      </style:paragraph-properties>
    </style:style>
    <style:style style:name="P29" style:family="paragraph" style:parent-style-name="Standard">
      <style:paragraph-properties fo:line-height="115%" fo:text-align="end" style:justify-single-word="false"/>
      <style:text-properties style:font-name="Times New Roman" fo:font-size="9pt" style:font-size-asian="9pt" style:font-name-complex="Times New Roman1" style:font-size-complex="8pt"/>
    </style:style>
    <style:style style:name="P30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fo:font-size="12pt" style:font-size-asian="12pt" style:font-name-complex="Times New Roman1"/>
    </style:style>
    <style:style style:name="P31" style:family="paragraph" style:parent-style-name="Standard">
      <style:paragraph-properties fo:line-height="115%">
        <style:tab-stops>
          <style:tab-stop style:position="4.3311in"/>
        </style:tab-stops>
      </style:paragraph-properties>
      <style:text-properties style:font-name="Times New Roman" fo:font-size="12pt" fo:background-color="#ffff00" style:font-size-asian="12pt" style:font-name-complex="Times New Roman1" style:font-size-complex="12pt"/>
    </style:style>
    <style:style style:name="P32" style:family="paragraph" style:parent-style-name="Standard">
      <style:paragraph-properties fo:margin-top="0in" fo:margin-bottom="0.0835in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in" fo:margin-bottom="0.0835in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4" style:family="paragraph" style:parent-style-name="Standard">
      <style:paragraph-properties fo:margin-left="3.4417in" fo:margin-right="0in" fo:margin-top="0in" fo:margin-bottom="0in" loext:contextual-spacing="false" fo:line-height="115%" fo:text-indent="0in" style:auto-text-indent="false"/>
      <style:text-properties style:font-name="TimesNewRomanPSMT" fo:font-size="9pt" style:font-size-asian="9pt" style:font-name-complex="TimesNewRomanPSMT1" style:font-size-complex="9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354d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45404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background-color="#ffff00" loext:char-shading-value="0" style:font-size-asian="12pt" style:font-name-complex="Times New Roman1"/>
    </style:style>
    <style:style style:name="T9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045404" fo:background-color="#ffff00" loext:char-shading-value="0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45404" fo:background-color="#ffff00" loext:char-shading-value="0" style:font-size-asian="12pt" style:font-name-complex="Times New Roman1"/>
    </style:style>
    <style:style style:name="T12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13" style:family="text">
      <style:text-properties style:font-name="TimesNewRomanPSMT" fo:font-size="12pt" style:font-size-asian="12pt" style:font-name-complex="TimesNewRomanPSMT1" style:font-size-complex="12pt"/>
    </style:style>
    <style:style style:name="T14" style:family="text">
      <style:text-properties style:font-name="TimesNewRomanPSMT" fo:font-size="12pt" fo:background-color="#ffff00" loext:char-shading-value="0" style:font-size-asian="12pt" style:font-name-complex="TimesNewRomanPSMT1" style:font-size-complex="12pt"/>
    </style:style>
    <style:style style:name="T15" style:family="text">
      <style:text-properties officeooo:rsid="000454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Załącznik nr 3</text:p>
      <text:p text:style-name="P29">do Zarządzenia Dziekana nr 8/2014</text:p>
      <text:p text:style-name="P1"><text:span text:style-name="T8">IMIF/4/2019</text:span><text:span text:style-name="T1"><text:tab/>Warszawa dnia </text:span><text:span text:style-name="T8">08.05.2019</text:span></text:p>
      <text:p text:style-name="P3">numer sprawy</text:p>
      <text:p text:style-name="P2"/>
      <text:p text:style-name="P32">DOKUMENTACJA WYKONANYCH CZYNNOŚCI</text:p>
      <text:p text:style-name="P33">dotycząca „propozycji cenowej (ofertowej)”</text:p>
      <text:p text:style-name="P7">dla zamówienia realizowanego na podstawie Art. 4 pkt 8</text:p>
      <text:p text:style-name="P7">ustawy z dnia 29 stycznia 2004r. Prawo zamówień publicznych</text:p>
      <text:p text:style-name="P7"/>
      <text:p text:style-name="P4"><text:span text:style-name="T7">1. </text:span><text:span text:style-name="T2">Nazwa zamawiającego: </text:span></text:p>
      <text:p text:style-name="P4"><text:span text:style-name="T3">Politechnika Warszawska, </text:span><text:span text:style-name="T2">Instytut Mikromechaniki i Fotoniki</text:span></text:p>
      <text:p text:style-name="P10"/>
      <text:p text:style-name="P4"><text:span text:style-name="T7">2. </text:span><text:span text:style-name="T2">Opis przedmiotu zamówienia:</text:span></text:p>
      <text:p text:style-name="P6"/>
      <text:p text:style-name="P19">Sprzęt komputerowy</text:p>
      <text:p text:style-name="P10"/>
      <text:p text:style-name="P4"><text:span text:style-name="T7">3. </text:span><text:span text:style-name="T2">Wartość szacunkowa zamówienia ustalona została na kwotę: </text:span><text:span text:style-name="T10">XXX</text:span><text:span text:style-name="T9"> zł </text:span><text:span text:style-name="T2">netto,</text:span></text:p>
      <text:p text:style-name="P4"><text:span text:style-name="T2">co w oparciu o kurs 1 € = 4,</text:span><text:span text:style-name="T4">2693</text:span><text:span text:style-name="T2"> zł daje równowartość </text:span><text:span text:style-name="T10">YYY</text:span><text:span text:style-name="T2"> euro.</text:span></text:p>
      <text:p text:style-name="P6"/>
      <text:p text:style-name="P4"><text:span text:style-name="T7">4. </text:span><text:span text:style-name="T2">Ustalenia wartości szacunkowej zamówienia dokonano w dniu </text:span><text:span text:style-name="T9">4.03.2019</text:span><text:span text:style-name="T2"> na podstawie:</text:span></text:p>
      <text:p text:style-name="P20">Przeglądu stron internetowych</text:p>
      <text:p text:style-name="P6"/>
      <text:p text:style-name="P6">Ustalenia wartości zamówienia, o której mowa wyżej, dokonał:</text:p>
      <text:p text:style-name="P31">Wojciech Krauze</text:p>
      <text:p text:style-name="P1"><text:span text:style-name="T6">5</text:span><text:span text:style-name="T2">. Wykaz wykonawców, których zaproszono do złożenia propozycji cenowej (ofertowej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l.p.</text:p>
          </table:table-cell>
          <table:table-cell table:style-name="Table1.A1" office:value-type="string">
            <text:p text:style-name="P17">Nazwa firmy</text:p>
          </table:table-cell>
          <table:table-cell table:style-name="Table1.A1" office:value-type="string">
            <text:p text:style-name="P17">Adres</text:p>
          </table:table-cell>
        </table:table-row>
        <table:table-row table:style-name="Table1.1">
          <table:table-cell table:style-name="Table1.A1" office:value-type="string">
            <text:p text:style-name="P9">1.</text:p>
          </table:table-cell>
          <table:table-cell table:style-name="Table1.A1" office:value-type="string">
            <text:p text:style-name="P23">ABC</text:p>
          </table:table-cell>
          <table:table-cell table:style-name="Table1.A1" office:value-type="string">
            <text:p text:style-name="P23">aaaa</text:p>
          </table:table-cell>
        </table:table-row>
        <table:table-row table:style-name="Table1.1">
          <table:table-cell table:style-name="Table1.A1" office:value-type="string">
            <text:p text:style-name="P9">2.</text:p>
          </table:table-cell>
          <table:table-cell table:style-name="Table1.A1" office:value-type="string">
            <text:p text:style-name="P22">DEF</text:p>
          </table:table-cell>
          <table:table-cell table:style-name="Table1.A1" office:value-type="string">
            <text:p text:style-name="P23">bbb</text:p>
          </table:table-cell>
        </table:table-row>
        <table:table-row table:style-name="Table1.1">
          <table:table-cell table:style-name="Table1.A1" office:value-type="string">
            <text:p text:style-name="P9">3.</text:p>
          </table:table-cell>
          <table:table-cell table:style-name="Table1.A1" office:value-type="string">
            <text:p text:style-name="P23">GHI</text:p>
          </table:table-cell>
          <table:table-cell table:style-name="Table1.A1" office:value-type="string">
            <text:p text:style-name="P23">ccc</text:p>
          </table:table-cell>
        </table:table-row>
      </table:table>
      <text:p text:style-name="P3"/>
      <text:p text:style-name="P1"><text:span text:style-name="T7">6. </text:span><text:span text:style-name="T2">Wykaz wykonawców, którzy złożyli propozycje cenowe (ofertowe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7">l.p.</text:p>
          </table:table-cell>
          <table:table-cell table:style-name="Table2.A1" office:value-type="string">
            <text:p text:style-name="P17">Nazwa firmy</text:p>
          </table:table-cell>
          <table:table-cell table:style-name="Table2.A1" office:value-type="string">
            <text:p text:style-name="P17">Adres</text:p>
          </table:table-cell>
          <table:table-cell table:style-name="Table2.A1" office:value-type="string">
            <text:p text:style-name="P17">Cena brutto</text:p>
          </table:table-cell>
          <table:table-cell table:style-name="Table2.A1" office:value-type="string">
            <text:p text:style-name="P17">Inne</text:p>
          </table:table-cell>
        </table:table-row>
        <table:table-row table:style-name="Table2.1">
          <table:table-cell table:style-name="Table2.A1" office:value-type="string">
            <text:p text:style-name="P9">1.</text:p>
          </table:table-cell>
          <table:table-cell table:style-name="Table2.A1" office:value-type="string">
            <text:p text:style-name="P23">ABC</text:p>
          </table:table-cell>
          <table:table-cell table:style-name="Table2.A1" office:value-type="string">
            <text:p text:style-name="P23">aaa</text:p>
          </table:table-cell>
          <table:table-cell table:style-name="Table2.A1" office:value-type="string">
            <text:p text:style-name="P5"><text:span text:style-name="T11">X</text:span><text:span text:style-name="T8"> zł</text:span></text:p>
          </table:table-cell>
          <table:table-cell table:style-name="Table2.A1" office:value-type="string">
            <text:p text:style-name="P9"/>
          </table:table-cell>
        </table:table-row>
      </table:table>
      <text:p text:style-name="P3"/>
      <text:p text:style-name="P1"><text:span text:style-name="T5">7</text:span><text:span text:style-name="T2">. Wybrany wykonawca (nazwa, adres):</text:span></text:p>
      <text:p text:style-name="P23">ABC aaa</text:p>
      <text:p text:style-name="P8"/>
      <text:p text:style-name="P12"/>
      <text:p text:style-name="P5"><text:soft-page-break/><text:span text:style-name="T6">8</text:span><text:span text:style-name="T2">. Uzasadnienie wyboru i inne istotne informacje:</text:span></text:p>
      <text:p text:style-name="P8"/>
      <text:p text:style-name="P11">Wybrany dostawca jako jedyny złożył ofertę.</text:p>
      <text:p text:style-name="P8"/>
      <text:p text:style-name="P5"><text:span text:style-name="T12">9. </text:span><text:span text:style-name="T13">W wyborze wykonawcy uczestniczyli:</text:span></text:p>
      <text:p text:style-name="P8"/>
      <text:p text:style-name="P11">Wojciech Krauze – adiunkt</text:p>
      <text:p text:style-name="P11"><text:tab/>(podpis)</text:p>
      <text:p text:style-name="P11"/>
      <text:p text:style-name="P11">Arkadiusz Kuś – adiunkt<text:tab/></text:p>
      <text:p text:style-name="P11"><text:tab/>(podpis)</text:p>
      <text:p text:style-name="P11"/>
      <text:p text:style-name="P11">Michał Józwik – Profesor nadzwyczajny<text:bookmark text:name="_GoBack"/></text:p>
      <text:p text:style-name="P11"><text:tab/>(podpis)</text:p>
      <text:p text:style-name="P8"/>
      <text:p text:style-name="P4"><text:span text:style-name="T12">10. </text:span><text:span text:style-name="T13">Wybór wykonawcy </text:span><text:span text:style-name="T12">zatwierdzam*/nie zatwierdzam*</text:span></text:p>
      <text:p text:style-name="P24">W przypadku nie zatwierdzenia należy podać uzasadnienie:</text:p>
      <text:p text:style-name="P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8"/>
      <text:p text:style-name="P8"/>
      <text:p text:style-name="P8">Data<text:tab/>Podpis kierownika jednostki</text:p>
      <text:p text:style-name="P8"/>
      <text:p text:style-name="P4"><text:span text:style-name="T12">11. </text:span><text:span text:style-name="T13">Dokumentację wykonanych czynności wraz z zaproszeniami do złożenia oferty, odpowiedziami wykonawców oraz opisem przedmiotu zamówienia z załącznikami</text:span></text:p>
      <text:p text:style-name="P26">......................................................................................................................</text:p>
      <text:p text:style-name="P27">(należy wpisać pozostałe dokumenty)</text:p>
      <text:p text:style-name="P4"><text:span text:style-name="T13">przekazano w dniu </text:span><text:span text:style-name="T14">08.05.2019</text:span><text:span text:style-name="T13"> do działu administracyjno-finansowego.</text:span></text:p>
      <text:p text:style-name="P25"/>
      <text:p text:style-name="P25"/>
      <text:p text:style-name="P25"/>
      <text:p text:style-name="P25">data ............................. <text:s text:c="29"/><text:tab/>...............................</text:p>
      <text:p text:style-name="P34">(podpis osoby wskazanej do realizacji zamówienia przez Kierownika Jednostki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jtek</meta:initial-creator>
    <meta:editing-cycles>12</meta:editing-cycles>
    <meta:print-date>2018-07-25T11:24:00</meta:print-date>
    <meta:creation-date>2018-07-24T17:46:00</meta:creation-date>
    <dc:date>2020-01-07T15:53:14.728189285</dc:date>
    <meta:editing-duration>PT2H</meta:editing-duration>
    <meta:generator>LibreOffice/6.3.4.2.0$Linux_X86_64 LibreOffice_project/30$Build-2</meta:generator>
    <meta:document-statistic meta:table-count="2" meta:image-count="0" meta:object-count="0" meta:page-count="2" meta:paragraph-count="62" meta:word-count="243" meta:character-count="2055" meta:non-whitespace-character-count="18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